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91ac" officeooo:paragraph-rsid="000b91ac"/>
    </style:style>
    <style:style style:name="P2" style:family="paragraph" style:parent-style-name="Standard">
      <style:text-properties fo:color="#000000" officeooo:rsid="000b91ac" officeooo:paragraph-rsid="000b91ac"/>
    </style:style>
    <style:style style:name="P3" style:family="paragraph" style:parent-style-name="Standard">
      <style:text-properties fo:font-size="14pt" fo:font-weight="bold" officeooo:rsid="000b91ac" officeooo:paragraph-rsid="000b91ac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0pt" fo:letter-spacing="normal" fo:font-style="normal" fo:font-weight="normal" officeooo:rsid="000b91ac" officeooo:paragraph-rsid="000b91ac" style:font-size-asian="10pt" style:font-size-complex="10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font-size="14pt" fo:letter-spacing="normal" fo:font-style="normal" fo:font-weight="bold" officeooo:rsid="000b91ac" officeooo:paragraph-rsid="000b91ac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0pt" style:font-size-asian="10pt" style:font-size-complex="10pt"/>
    </style:style>
    <style:style style:name="T1" style:family="text">
      <style:text-properties fo:color="#8dcbe2" style:font-name="Monospace" fo:font-size="10pt" style:font-size-asian="10pt"/>
    </style:style>
    <style:style style:name="T2" style:family="text">
      <style:text-properties fo:color="#d8d8d8" style:font-name="Monospace" fo:font-size="10pt" style:font-size-asian="10pt"/>
    </style:style>
    <style:style style:name="T3" style:family="text">
      <style:text-properties fo:color="#d25252" style:font-name="Monospace" fo:font-size="10pt" style:font-size-asian="10pt"/>
    </style:style>
    <style:style style:name="T4" style:family="text">
      <style:text-properties fo:color="#bed6ff" style:font-name="Monospace" fo:font-size="10pt" style:font-size-asian="10pt"/>
    </style:style>
    <style:style style:name="T5" style:family="text">
      <style:text-properties fo:color="#79abff" style:font-name="Monospace" fo:font-size="10pt" style:font-size-asian="10pt"/>
    </style:style>
    <style:style style:name="T6" style:family="text">
      <style:text-properties fo:color="#bfa4a4" style:font-name="Monospace" fo:font-size="10pt" style:font-size-asian="10pt"/>
    </style:style>
    <style:style style:name="T7" style:family="text">
      <style:text-properties fo:color="#ffffff" style:font-name="Monospace" fo:font-size="10pt" style:font-size-asian="10pt"/>
    </style:style>
    <style:style style:name="T8" style:family="text">
      <style:text-properties fo:color="#ffc600" style:font-name="Monospace" fo:font-size="10pt" style:font-size-asian="10pt"/>
    </style:style>
    <style:style style:name="T9" style:family="text">
      <style:text-properties fo:color="#7fb347" style:font-name="Monospace" fo:font-size="10pt" style:font-size-asian="10pt"/>
    </style:style>
    <style:style style:name="T10" style:family="text">
      <style:text-properties fo:color="#efc090" style:font-name="Monospace" fo:font-size="10pt" style:font-size-asian="10pt"/>
    </style:style>
    <style:style style:name="T11" style:family="text">
      <style:text-properties fo:color="#d197d9" style:font-name="Monospace" fo:font-size="10pt" style:font-size-asian="10pt"/>
    </style:style>
    <style:style style:name="T12" style:family="text">
      <style:text-properties style:font-name="Monospace" fo:font-size="10pt" style:font-size-asian="10pt"/>
    </style:style>
    <style:style style:name="T13" style:family="text">
      <style:text-properties style:font-name="Monospace" fo:font-size="10pt" style:font-size-asian="10pt"/>
    </style:style>
    <style:style style:name="T14" style:family="text">
      <style:text-properties style:font-name="Monospace" fo:font-size="10pt" style:font-size-asian="10pt"/>
    </style:style>
    <style:style style:name="T15" style:family="text">
      <style:text-properties style:font-name="Monospace" fo:font-size="10pt" style:font-size-asian="10pt"/>
    </style:style>
    <style:style style:name="T16" style:family="text">
      <style:text-properties style:font-name="Monospace" fo:font-size="10pt" style:font-size-asian="10pt"/>
    </style:style>
    <style:style style:name="T17" style:family="text">
      <style:text-properties style:font-name="Monospace" fo:font-size="10pt" style:font-size-asian="10pt"/>
    </style:style>
    <style:style style:name="T18" style:family="text">
      <style:text-properties style:font-name="Monospace" fo:font-size="10pt" style:font-size-asian="10pt"/>
    </style:style>
    <style:style style:name="T19" style:family="text">
      <style:text-properties style:font-name="Monospace" fo:font-size="10pt" style:font-size-asian="10pt"/>
    </style:style>
    <style:style style:name="T20" style:family="text">
      <style:text-properties style:font-name="Monospace" fo:font-size="10pt" style:font-size-asian="10pt"/>
    </style:style>
    <style:style style:name="T21" style:family="text">
      <style:text-properties style:font-name="Monospace" fo:font-size="10pt" style:font-size-asian="10pt"/>
    </style:style>
    <style:style style:name="T22" style:family="text">
      <style:text-properties style:font-name="Monospace" fo:font-size="10pt" style:font-size-asian="10pt"/>
    </style:style>
    <style:style style:name="T23" style:family="text">
      <style:text-properties style:font-name="Monospace"/>
    </style:style>
    <style:style style:name="T24" style:family="text">
      <style:text-properties style:font-name="Monospace"/>
    </style:style>
    <style:style style:name="T25" style:family="text">
      <style:text-properties style:font-name="Monospace"/>
    </style:style>
    <style:style style:name="T26" style:family="text">
      <style:text-properties style:font-name="Monospace"/>
    </style:style>
    <style:style style:name="T27" style:family="text">
      <style:text-properties style:font-name="Monospace"/>
    </style:style>
    <style:style style:name="T28" style:family="text">
      <style:text-properties style:font-name="Monospace"/>
    </style:style>
    <style:style style:name="T29" style:family="text">
      <style:text-properties style:font-name="Monospace"/>
    </style:style>
    <style:style style:name="T30" style:family="text">
      <style:text-properties style:font-name="Monospace"/>
    </style:style>
    <style:style style:name="T31" style:family="text">
      <style:text-properties style:font-name="Monospace"/>
    </style:style>
    <style:style style:name="T32" style:family="text">
      <style:text-properties style:font-name="Monospace"/>
    </style:style>
    <style:style style:name="T33" style:family="text">
      <style:text-properties style:font-name="Monospa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Peter in Problem!</text:p>
      <text:p text:style-name="P4">Peter is a very intelligent student. A new professor came to college &amp; hear about <text:s/>Peter. So, to test his skills the professor gave him a programming problem. According to the problem Peter must first set elements in Hash Map then he must separate the key and the value &amp; show each key &amp; its corresponding value as an output.Now Peter is stuck &amp; is afraid of losing all his reputation. Peter shouts for help!</text:p>
      <text:p text:style-name="P4"/>
      <text:p text:style-name="P6">Input code:</text:p>
      <text:p text:style-name="P5">package module01;</text:p>
      <text:p text:style-name="P8"/>
      <text:p text:style-name="P8">import java.util.HashMap;</text:p>
      <text:p text:style-name="P8">import java.util.Iterator;</text:p>
      <text:p text:style-name="P8">import java.util.Map;</text:p>
      <text:p text:style-name="P8"/>
      <text:p text:style-name="P8">public class hashmap {</text:p>
      <text:p text:style-name="P8"/>
      <text:p text:style-name="P8"><text:tab/>public static void main(String[] args) {</text:p>
      <text:p text:style-name="P8"><text:tab/><text:tab/> HashMap&lt;String, Integer&gt; map = new HashMap&lt;&gt;();</text:p>
      <text:p text:style-name="P8"><text:tab/><text:tab/> </text:p>
      <text:p text:style-name="P8"><text:tab/><text:tab/> map.put("January", 31);</text:p>
      <text:p text:style-name="P8"><text:tab/><text:tab/> map.put("February",28);</text:p>
      <text:p text:style-name="P8"><text:tab/><text:tab/> map.put("March",31);</text:p>
      <text:p text:style-name="P8"><text:tab/><text:tab/> map.put("April",30);</text:p>
      <text:p text:style-name="P8"><text:tab/><text:tab/> map.put("May", 31);</text:p>
      <text:p text:style-name="P8"><text:tab/><text:tab/> </text:p>
      <text:p text:style-name="P8"><text:tab/><text:tab/> System.out.println("Hashmap key values and there elements are: ");</text:p>
      <text:p text:style-name="P8"><text:tab/><text:tab/> </text:p>
      <text:p text:style-name="P8"><text:tab/><text:tab/> Iterator&lt;HashMap.Entry&lt;String, Integer&gt;&gt; itr = map.entrySet().iterator(); </text:p>
      <text:p text:style-name="P8"><text:s text:c="9"/></text:p>
      <text:p text:style-name="P8"><text:tab/> <text:s text:c="7"/>while(itr.hasNext()) </text:p>
      <text:p text:style-name="P8"><text:tab/> <text:s text:c="7"/>{ </text:p>
      <text:p text:style-name="P8"><text:tab/> <text:s text:c="12"/>Map.Entry&lt;String, Integer&gt; entry = itr.next(); </text:p>
      <text:p text:style-name="P8"><text:tab/> <text:s text:c="12"/>System.out.println("Key = " + entry.getKey() + <text:s/></text:p>
      <text:p text:style-name="P8"><text:tab/> <text:s text:c="32"/>", Value = " + entry.getValue()); </text:p>
      <text:p text:style-name="P8"><text:tab/> <text:s text:c="7"/>} </text:p>
      <text:p text:style-name="P8"><text:tab/><text:tab/> </text:p>
      <text:p text:style-name="P8"/>
      <text:p text:style-name="P8"><text:tab/>}</text:p>
      <text:p text:style-name="P8"/>
      <text:p text:style-name="P8">}</text:p>
      <text:p text:style-name="P5"/>
      <text:p text:style-name="P3">output:</text:p>
      <text:p text:style-name="P1"/>
      <text:p text:style-name="P2"><text:span text:style-name="T12">Hashmap key values and there elements are: </text:span></text:p>
      <text:p text:style-name="P7"><text:span text:style-name="T12">Key = May, Value = 31</text:span></text:p>
      <text:p text:style-name="P7"><text:span text:style-name="T12">Key = March, Value = 31</text:span></text:p>
      <text:p text:style-name="P7"><text:span text:style-name="T12">Key = January, Value = 31</text:span></text:p>
      <text:p text:style-name="P7"><text:span text:style-name="T12">Key = February, Value = 28</text:span></text:p>
      <text:p text:style-name="P2"><text:span text:style-name="T12">Key = April, Value = 3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2:39:10.398467508</meta:creation-date>
    <dc:date>2020-04-14T12:41:20.943588089</dc:date>
    <meta:editing-duration>PT2M11S</meta:editing-duration>
    <meta:editing-cycles>1</meta:editing-cycles>
    <meta:document-statistic meta:table-count="0" meta:image-count="0" meta:object-count="0" meta:page-count="1" meta:paragraph-count="37" meta:word-count="184" meta:character-count="1339" meta:non-whitespace-character-count="1041"/>
    <meta:generator>LibreOffice/6.0.7.3$Linux_X86_64 LibreOffice_project/00m0$Build-3</meta:generator>
  </office:meta>
</office:document-meta>
</file>